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roid Sans Mono" svg:font-family="'Droid Sans Mono', monospace, monospace"/>
    <style:font-face style:name="Inter" svg:font-family="Inter, Arial, 'Helvetica Neue', Helvetica, sans-serif"/>
    <style:font-face style:name="Kinnari" svg:font-family="Kinna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SFMono-Regular" fo:font-size="10.5pt" fo:letter-spacing="normal" fo:font-style="normal" fo:font-weight="normal" officeooo:rsid="00155b8d" officeooo:paragraph-rsid="00155b8d"/>
    </style:style>
    <style:style style:name="P2" style:family="paragraph" style:parent-style-name="Standard">
      <style:text-properties fo:font-variant="normal" fo:text-transform="none" fo:color="#000000" loext:opacity="100%" style:font-name="SFMono-Regular" fo:font-size="10.5pt" fo:letter-spacing="normal" fo:font-style="normal" fo:font-weight="normal" officeooo:rsid="001382f8" officeooo:paragraph-rsid="001382f8"/>
    </style:style>
    <style:style style:name="P3" style:family="paragraph" style:parent-style-name="Standard">
      <style:text-properties fo:font-variant="normal" fo:text-transform="none" fo:color="#ed9cf2" loext:opacity="100%" style:font-name="SFMono-Regular" fo:font-size="10.5pt" fo:letter-spacing="normal" fo:font-style="normal" fo:font-weight="normal" officeooo:rsid="00155b8d" officeooo:paragraph-rsid="00155b8d"/>
    </style:style>
    <style:style style:name="P4" style:family="paragraph" style:parent-style-name="Standard">
      <style:text-properties fo:font-variant="normal" fo:text-transform="none" fo:color="#a1467e" loext:opacity="100%" style:font-name="SFMono-Regular" fo:font-size="10.5pt" fo:letter-spacing="normal" fo:font-style="normal" fo:font-weight="normal" officeooo:rsid="001382f8" officeooo:paragraph-rsid="001382f8"/>
    </style:style>
    <style:style style:name="P5" style:family="paragraph" style:parent-style-name="Standard">
      <style:text-properties fo:font-variant="normal" fo:text-transform="none" fo:color="#a1467e" loext:opacity="100%" style:font-name="SFMono-Regular" fo:font-size="10.5pt" fo:letter-spacing="normal" fo:font-style="normal" fo:font-weight="normal" officeooo:rsid="00155b8d" officeooo:paragraph-rsid="00155b8d"/>
    </style:style>
    <style:style style:name="P6" style:family="paragraph" style:parent-style-name="Standard">
      <style:text-properties officeooo:rsid="0008f3ab" officeooo:paragraph-rsid="0008f3ab"/>
    </style:style>
    <style:style style:name="P7" style:family="paragraph" style:parent-style-name="Standard">
      <style:text-properties fo:color="#c9211e" loext:opacity="100%" officeooo:rsid="000b92b8" officeooo:paragraph-rsid="000b92b8"/>
    </style:style>
    <style:style style:name="P8" style:family="paragraph" style:parent-style-name="Standard">
      <style:paragraph-properties fo:break-before="page"/>
      <style:text-properties fo:color="#c9211e" loext:opacity="100%" officeooo:rsid="000b92b8" officeooo:paragraph-rsid="000b92b8"/>
    </style:style>
    <style:style style:name="P9" style:family="paragraph" style:parent-style-name="Standard">
      <style:text-properties fo:color="#c9211e" loext:opacity="100%" fo:font-weight="bold" officeooo:rsid="000eab82" officeooo:paragraph-rsid="000eab82" style:font-weight-asian="bold" style:font-weight-complex="bold"/>
    </style:style>
    <style:style style:name="P10" style:family="paragraph" style:parent-style-name="Standard">
      <style:text-properties fo:color="#000000" loext:opacity="100%" officeooo:rsid="000b92b8" officeooo:paragraph-rsid="000b92b8"/>
    </style:style>
    <style:style style:name="P11" style:family="paragraph" style:parent-style-name="Standard">
      <style:text-properties fo:color="#000000" loext:opacity="100%" fo:font-weight="bold" officeooo:rsid="0013124e" officeooo:paragraph-rsid="0013124e" style:font-weight-asian="bold" style:font-weight-complex="bold"/>
    </style:style>
    <style:style style:name="P12" style:family="paragraph" style:parent-style-name="Standard">
      <style:text-properties fo:color="#000000" loext:opacity="100%" officeooo:rsid="001382f8" officeooo:paragraph-rsid="001382f8"/>
    </style:style>
    <style:style style:name="P13" style:family="paragraph" style:parent-style-name="Standard">
      <style:text-properties fo:color="#000000" loext:opacity="100%" fo:font-weight="normal" officeooo:rsid="0018bb5f" officeooo:paragraph-rsid="0018bb5f" style:font-weight-asian="normal" style:font-weight-complex="normal"/>
    </style:style>
    <style:style style:name="P14" style:family="paragraph" style:parent-style-name="Standard">
      <style:text-properties fo:color="#000000" loext:opacity="100%" fo:font-weight="normal" officeooo:rsid="001b17f1" officeooo:paragraph-rsid="001b17f1" style:font-weight-asian="normal" style:font-weight-complex="normal"/>
    </style:style>
    <style:style style:name="P15" style:family="paragraph" style:parent-style-name="Standard">
      <style:text-properties fo:color="#000000" loext:opacity="100%" officeooo:rsid="0018bb5f" officeooo:paragraph-rsid="0018bb5f"/>
    </style:style>
    <style:style style:name="P16" style:family="paragraph" style:parent-style-name="Standard">
      <style:text-properties fo:color="#a1467e" loext:opacity="100%" fo:font-weight="bold" officeooo:rsid="001da858" officeooo:paragraph-rsid="001da858" style:font-weight-asian="bold" style:font-weight-complex="bold"/>
    </style:style>
    <style:style style:name="P17" style:family="paragraph" style:parent-style-name="Standard">
      <style:text-properties fo:color="#a1467e" loext:opacity="100%" fo:font-weight="bold" officeooo:rsid="0018bb5f" officeooo:paragraph-rsid="0018bb5f" style:font-weight-asian="bold" style:font-weight-complex="bold"/>
    </style:style>
    <style:style style:name="P18" style:family="paragraph" style:parent-style-name="Standard">
      <style:text-properties fo:color="#d4d4d4" loext:opacity="100%" style:font-name="Droid Sans Mono" fo:font-size="10.5pt" fo:font-weight="normal" officeooo:rsid="001b17f1" officeooo:paragraph-rsid="001b17f1" fo:background-color="#1e1e1e" style:font-weight-asian="normal" style:font-weight-complex="normal"/>
    </style:style>
    <style:style style:name="P19" style:family="paragraph" style:parent-style-name="Standard">
      <style:paragraph-properties fo:line-height="100%"/>
      <style:text-properties fo:color="#d4d4d4" loext:opacity="100%" style:font-name="Droid Sans Mono" fo:font-size="10.5pt" fo:font-weight="normal" fo:background-color="#1e1e1e"/>
    </style:style>
    <style:style style:name="P20" style:family="paragraph" style:parent-style-name="Standard">
      <style:paragraph-properties fo:line-height="100%"/>
      <style:text-properties fo:color="#d4d4d4" loext:opacity="100%" fo:font-weight="normal"/>
    </style:style>
    <style:style style:name="P21" style:family="paragraph" style:parent-style-name="Standard">
      <style:paragraph-properties fo:line-height="100%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0eab82"/>
    </style:style>
    <style:style style:name="T3" style:family="text">
      <style:text-properties fo:color="#c9211e" loext:opacity="100%" officeooo:rsid="000efd98"/>
    </style:style>
    <style:style style:name="T4" style:family="text">
      <style:text-properties officeooo:rsid="000abb6e"/>
    </style:style>
    <style:style style:name="T5" style:family="text">
      <style:text-properties officeooo:rsid="000be158"/>
    </style:style>
    <style:style style:name="T6" style:family="text">
      <style:text-properties officeooo:rsid="000eab82"/>
    </style:style>
    <style:style style:name="T7" style:family="text">
      <style:text-properties officeooo:rsid="000efd98"/>
    </style:style>
    <style:style style:name="T8" style:family="text">
      <style:text-properties officeooo:rsid="00170724"/>
    </style:style>
    <style:style style:name="T9" style:family="text">
      <style:text-properties fo:color="#a1467e" loext:opacity="100%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12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13" style:family="text">
      <style:text-properties fo:color="#4ec9b0" loext:opacity="100%"/>
    </style:style>
    <style:style style:name="T14" style:family="text">
      <style:text-properties fo:color="#4ec9b0" loext:opacity="100%" style:font-name="Droid Sans Mono" fo:font-size="10.5pt" fo:font-weight="normal" fo:background-color="#1e1e1e" loext:char-shading-value="0"/>
    </style:style>
    <style:style style:name="T15" style:family="text">
      <style:text-properties fo:color="#dcdcaa" loext:opacity="100%"/>
    </style:style>
    <style:style style:name="T16" style:family="text">
      <style:text-properties fo:color="#dcdcaa" loext:opacity="100%" style:font-name="Droid Sans Mono" fo:font-size="10.5pt" fo:font-weight="normal" fo:background-color="#1e1e1e" loext:char-shading-value="0"/>
    </style:style>
    <style:style style:name="T17" style:family="text">
      <style:text-properties fo:color="#ce9178" loext:opacity="100%"/>
    </style:style>
    <style:style style:name="T18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19" style:family="text">
      <style:text-properties fo:color="#9cdcfe" loext:opacity="100%"/>
    </style:style>
    <style:style style:name="T20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21" style:family="text">
      <style:text-properties fo:color="#6a9955" loext:opacity="100%"/>
    </style:style>
    <style:style style:name="T22" style:family="text">
      <style:text-properties fo:color="#6a9955" loext:opacity="100%" style:font-name="Droid Sans Mono" fo:font-size="10.5pt" fo:font-weight="normal" fo:background-color="#1e1e1e" loext:char-shading-value="0"/>
    </style:style>
    <style:style style:name="T23" style:family="text">
      <style:text-properties fo:color="#4fc1ff" loext:opacity="100%"/>
    </style:style>
    <style:style style:name="T24" style:family="text">
      <style:text-properties fo:color="#4fc1ff" loext:opacity="100%" style:font-name="Droid Sans Mono" fo:font-size="10.5pt" fo:font-weight="normal" fo:background-color="#1e1e1e" loext:char-shading-value="0"/>
    </style:style>
    <style:style style:name="T25" style:family="text">
      <style:text-properties fo:color="#c586c0" loext:opacity="100%"/>
    </style:style>
    <style:style style:name="T26" style:family="text">
      <style:text-properties fo:color="#c586c0" loext:opacity="100%" style:font-name="Droid Sans Mono" fo:font-size="10.5pt" fo:font-weight="normal" fo:background-color="#1e1e1e" loext:char-shading-value="0"/>
    </style:style>
    <style:style style:name="T27" style:family="text">
      <style:text-properties fo:color="#b5cea8" loext:opacity="100%"/>
    </style:style>
    <style:style style:name="T28" style:family="text">
      <style:text-properties style:font-name="Droid Sans Mono" fo:font-size="10.5pt" fo:background-color="#1e1e1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ode.js: Express e Middlewares<text:tab/><text:tab/><text:tab/><text:tab/><text:tab/><text:tab/><text:tab/><text:tab/>20/12/2022</text:p>
      <text:p text:style-name="P6"/>
      <text:p text:style-name="P6">O <text:span text:style-name="T1">express</text:span> é um framework com o objetivo de <text:span text:style-name="T1">receber e enviar</text:span> respostas<text:span text:style-name="T4">(req, res)</text:span></text:p>
      <text:p text:style-name="P6"/>
      <text:p text:style-name="P9">IMPORTANTE:</text:p>
      <text:p text:style-name="P10">- <text:span text:style-name="T6">T</text:span>oda função passada para uma rota é um middleware. <text:span text:style-name="T5">Ou seja as callbacks quando fazíamos os roteamentos eram middleware.</text:span></text:p>
      <text:p text:style-name="P10"/>
      <text:p text:style-name="P10">- <text:span text:style-name="T6">O middlewares recebem 3 parâmetros (req, res, next)</text:span></text:p>
      <text:p text:style-name="P10"/>
      <text:p text:style-name="P10">- <text:span text:style-name="T6">O middlewares não precisa retornar nada. O express ignora o retorno dos midd,o que importa mesmo é se ele chamou ou não o método que </text:span><text:span text:style-name="T2">responda o request </text:span><text:span text:style-name="T7">ou se chamou ou não a função</text:span><text:span text:style-name="T3"> next.</text:span></text:p>
      <text:p text:style-name="P10"><text:span text:style-name="T3"/></text:p>
      <text:p text:style-name="P15"/>
      <text:p text:style-name="P11">Middlewares Assíncronos:</text:p>
      <text:p text:style-name="P11"/>
      <text:p text:style-name="P17">TOKENS:</text:p>
      <text:p text:style-name="P13">No arquivo <text:span text:style-name="T9">authdata.json</text:span> com um objeto mapeando tokens, quando uma requisição chega ela precisa de um cabeçalho X-API-TOKEN com um token dentro desse arquivo</text:p>
      <text:p text:style-name="P13"/>
      <text:p text:style-name="P14">Precisamos criar um middlewares para leitura desse token, e adicionar o codigo.</text:p>
      <text:p text:style-name="P14"/>
      <text:p text:style-name="P18"><text:span text:style-name="T10">const</text:span> <text:span text:style-name="T13">fs</text:span> = <text:span text:style-name="T15">require</text:span>(<text:span text:style-name="T17">'fs/promises'</text:span>);</text:p>
      <text:p text:style-name="P21"><text:span text:style-name="T14"><text:line-break/>module</text:span><text:span text:style-name="T12">.</text:span><text:span text:style-name="T14">exports</text:span><text:span text:style-name="T12"> = </text:span><text:span text:style-name="T11">async</text:span><text:span text:style-name="T12"> </text:span><text:span text:style-name="T11">function</text:span><text:span text:style-name="T12"> </text:span><text:span text:style-name="T16">apiCredentials</text:span><text:span text:style-name="T12">(</text:span><text:span text:style-name="T20">req</text:span><text:span text:style-name="T12">, </text:span><text:span text:style-name="T20">res</text:span><text:span text:style-name="T12">, </text:span><text:span text:style-name="T20">next</text:span><text:span text:style-name="T12">) { </text:span><text:span text:style-name="T22">// como vamos ler arquivos assincronamente, precisamos do async</text:span></text:p>
      <text:p text:style-name="P21"/>
      <text:p text:style-name="P19"><text:span text:style-name="T10">const</text:span> <text:span text:style-name="T23">token</text:span> = <text:span text:style-name="T19">req</text:span>.<text:span text:style-name="T15">header</text:span>(<text:span text:style-name="T17">'X-API-TOKEN'</text:span>); <text:span text:style-name="T21">// pega o token do cabeçalho, se houver</text:span></text:p>
      <text:p text:style-name="P21"><text:span text:style-name="T11">const</text:span><text:span text:style-name="T12"> </text:span><text:span text:style-name="T24">authdata</text:span><text:span text:style-name="T12"> = </text:span><text:span text:style-name="T26">await</text:span><text:span text:style-name="T12"> </text:span><text:span text:style-name="T14">fs</text:span><text:span text:style-name="T12">.</text:span><text:span text:style-name="T16">readFile</text:span><text:span text:style-name="T12">(</text:span><text:span text:style-name="T18">'./authdata.json'</text:span><text:span text:style-name="T12">, { </text:span><text:span text:style-name="T20">encoding:</text:span><text:span text:style-name="T12"> </text:span><text:span text:style-name="T18">'utf-8'</text:span><text:span text:style-name="T12"> }); </text:span><text:span text:style-name="T22">// lê o conteúdo do `./authdata.json` (relativo à raiz do projeto)</text:span></text:p>
      <text:p text:style-name="P21"><text:span text:style-name="T11">const</text:span><text:span text:style-name="T12"> </text:span><text:span text:style-name="T24">authorized</text:span><text:span text:style-name="T12"> = </text:span><text:span text:style-name="T20">JSON</text:span><text:span text:style-name="T12">.</text:span><text:span text:style-name="T16">parse</text:span><text:span text:style-name="T12">(</text:span><text:span text:style-name="T24">authdata</text:span><text:span text:style-name="T12">); </text:span><text:span text:style-name="T22">// readFile nos deu uma string, agora vamos carregar um objeto a partir dela</text:span></text:p>
      <text:p text:style-name="P21"><text:span text:style-name="T26">if</text:span><text:span text:style-name="T12"> (</text:span><text:span text:style-name="T24">token</text:span><text:span text:style-name="T12"> </text:span><text:span text:style-name="T11">in</text:span><text:span text:style-name="T12"> </text:span><text:span text:style-name="T24">authorized</text:span><text:span text:style-name="T12">) {</text:span></text:p>
      <text:p text:style-name="P19"><text:span text:style-name="T15">next</text:span>(); <text:tab/><text:tab/><text:tab/><text:span text:style-name="T21">// pode continuar</text:span></text:p>
      <text:p text:style-name="P19">} <text:span text:style-name="T25">else</text:span> {</text:p>
      <text:p text:style-name="P19"><text:span text:style-name="T19">res</text:span>.<text:span text:style-name="T15">sendStatus</text:span>(<text:span text:style-name="T27">401</text:span>); <text:tab/><text:span text:style-name="T21">// não autorizado</text:span></text:p>
      <text:p text:style-name="P19">}</text:p>
      <text:p text:style-name="P20"><text:span text:style-name="T28">};</text:span></text:p>
      <text:p text:style-name="P11"/>
      <text:p text:style-name="P12"/>
      <text:p text:style-name="P16">Erros Assíncronos:</text:p>
      <text:p text:style-name="P12">Para tratar os erros precisamos instalar um pacote:</text:p>
      <text:p text:style-name="P4">npm install express-async-errors@3.1.1 –save-dev</text:p>
      <text:p text:style-name="P2"/>
      <text:p text:style-name="P1">importar ele no arquivo app.js, <text:span text:style-name="T8">esse pacote vai altear o comportamento padrão do express</text:span></text:p>
      <text:p text:style-name="P5">require('express-async-errors'); // não precisa definir uma variável</text:p>
      <text:p text:style-name="P3"/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roid Sans Mono" svg:font-family="'Droid Sans Mono', monospace, monospace"/>
    <style:font-face style:name="Inter" svg:font-family="Inter, Arial, 'Helvetica Neue', Helvetica, sans-serif"/>
    <style:font-face style:name="Kinnari" svg:font-family="Kinna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5:48:17.304294772</meta:creation-date>
    <dc:date>2022-12-20T14:38:33.502592480</dc:date>
    <meta:editing-duration>PT5H57M27S</meta:editing-duration>
    <meta:editing-cycles>29</meta:editing-cycles>
    <meta:generator>LibreOffice/7.3.6.2$Linux_X86_64 LibreOffice_project/30$Build-2</meta:generator>
    <meta:document-statistic meta:table-count="0" meta:image-count="0" meta:object-count="0" meta:page-count="2" meta:paragraph-count="26" meta:word-count="249" meta:character-count="1648" meta:non-whitespace-character-count="1413"/>
  </office:meta>
</office:document-meta>
</file>